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eltaB</text:p>
          </table:table-cell>
          <table:table-cell office:value-type="string" calcext:value-type="string">
            <text:p>Montage 1</text:p>
          </table:table-cell>
          <table:table-cell office:value-type="string" calcext:value-type="string">
            <text:p>echantillon InP 2µm</text:p>
          </table:table-cell>
          <table:table-cell table:number-columns-repeated="6"/>
          <table:table-cell office:value-type="string" calcext:value-type="string">
            <text:p>echantillon InP 1µ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+-1% +- 3 counts</text:p>
          </table:table-cell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I(13) U(24)</text:p>
          </table:table-cell>
          <table:table-cell office:value-type="float" office:value="1.0013" calcext:value-type="float">
            <text:p>1.0013</text:p>
          </table:table-cell>
          <table:table-cell office:value-type="float" office:value="27.016" calcext:value-type="float">
            <text:p>27.016</text:p>
          </table:table-cell>
          <table:table-cell table:formula="of:=ABS(0.01*[.B4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13) U(24)</text:p>
          </table:table-cell>
          <table:table-cell office:value-type="float" office:value="1.0085" calcext:value-type="float">
            <text:p>1.0085</text:p>
          </table:table-cell>
          <table:table-cell office:value-type="float" office:value="68.744" calcext:value-type="float">
            <text:p>68.744</text:p>
          </table:table-cell>
          <table:table-cell table:formula="of:=ABS(0.01*[.I4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31) U(42)</text:p>
          </table:table-cell>
          <table:table-cell office:value-type="float" office:value="1.0008" calcext:value-type="float">
            <text:p>1.0008</text:p>
          </table:table-cell>
          <table:table-cell office:value-type="float" office:value="27.118" calcext:value-type="float">
            <text:p>27.118</text:p>
          </table:table-cell>
          <table:table-cell table:formula="of:=ABS(0.01*[.B5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31) U(42)</text:p>
          </table:table-cell>
          <table:table-cell office:value-type="float" office:value="1.0124" calcext:value-type="float">
            <text:p>1.0124</text:p>
          </table:table-cell>
          <table:table-cell office:value-type="float" office:value="68.693" calcext:value-type="float">
            <text:p>68.693</text:p>
          </table:table-cell>
          <table:table-cell table:formula="of:=ABS(0.01*[.I5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24) U(13)</text:p>
          </table:table-cell>
          <table:table-cell office:value-type="float" office:value="1.0022" calcext:value-type="float">
            <text:p>1.0022</text:p>
          </table:table-cell>
          <table:table-cell office:value-type="float" office:value="24.781" calcext:value-type="float">
            <text:p>24.781</text:p>
          </table:table-cell>
          <table:table-cell table:formula="of:=ABS(0.01*[.B6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24) U(13)</text:p>
          </table:table-cell>
          <table:table-cell office:value-type="float" office:value="1.0094" calcext:value-type="float">
            <text:p>1.0094</text:p>
          </table:table-cell>
          <table:table-cell office:value-type="float" office:value="39.935" calcext:value-type="float">
            <text:p>39.935</text:p>
          </table:table-cell>
          <table:table-cell table:formula="of:=ABS(0.01*[.I6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42) U(31)</text:p>
          </table:table-cell>
          <table:table-cell office:value-type="float" office:value="1.0012" calcext:value-type="float">
            <text:p>1.0012</text:p>
          </table:table-cell>
          <table:table-cell office:value-type="float" office:value="24.756" calcext:value-type="float">
            <text:p>24.756</text:p>
          </table:table-cell>
          <table:table-cell table:formula="of:=ABS(0.01*[.B7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42) U(31)</text:p>
          </table:table-cell>
          <table:table-cell office:value-type="float" office:value="1.0088" calcext:value-type="float">
            <text:p>1.0088</text:p>
          </table:table-cell>
          <table:table-cell office:value-type="float" office:value="40.119" calcext:value-type="float">
            <text:p>40.119</text:p>
          </table:table-cell>
          <table:table-cell table:formula="of:=ABS(0.01*[.I7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style-name="ce2" office:value-type="float" office:value="7.15" calcext:value-type="float">
            <text:p>7.15</text:p>
          </table:table-cell>
          <table:table-cell office:value-type="string" calcext:value-type="string">
            <text:p>I(24) U(13)</text:p>
          </table:table-cell>
          <table:table-cell office:value-type="float" office:value="0.9994" calcext:value-type="float">
            <text:p>0.9994</text:p>
          </table:table-cell>
          <table:table-cell office:value-type="float" office:value="30.615" calcext:value-type="float">
            <text:p>30.615</text:p>
          </table:table-cell>
          <table:table-cell table:formula="of:=ABS(0.01*[.B8])+0.03" office:value-type="float" office:value="0.1015" calcext:value-type="float">
            <text:p>0.1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7.203" calcext:value-type="float">
            <text:p>67.203</text:p>
          </table:table-cell>
          <table:table-cell table:formula="of:=ABS(0.01*[.I8])+0.03" office:value-type="float" office:value="0.1064" calcext:value-type="float">
            <text:p>0.10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office:value-type="string" calcext:value-type="string">
            <text:p>I(24) U(13)</text:p>
          </table:table-cell>
          <table:table-cell office:value-type="float" office:value="1.0005" calcext:value-type="float">
            <text:p>1.0005</text:p>
          </table:table-cell>
          <table:table-cell office:value-type="float" office:value="64.048" calcext:value-type="float">
            <text:p>64.048</text:p>
          </table:table-cell>
          <table:table-cell table:formula="of:=ABS(0.01*[.B9])+0.3" office:value-type="float" office:value="0.792" calcext:value-type="float">
            <text:p>0.7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167.855" calcext:value-type="float">
            <text:p>167.855</text:p>
          </table:table-cell>
          <table:table-cell table:formula="of:=ABS(0.01*[.I9])+0.3"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office:value-type="string" calcext:value-type="string">
            <text:p>I(24) U(13)</text:p>
          </table:table-cell>
          <table:table-cell office:value-type="float" office:value="1.0012" calcext:value-type="float">
            <text:p>1.0012</text:p>
          </table:table-cell>
          <table:table-cell office:value-type="float" office:value="104.955" calcext:value-type="float">
            <text:p>104.955</text:p>
          </table:table-cell>
          <table:table-cell table:formula="of:=ABS(0.01*[.B10])+0.3" office:value-type="float" office:value="1.278" calcext:value-type="float">
            <text:p>1.2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259.109" calcext:value-type="float">
            <text:p>259.109</text:p>
          </table:table-cell>
          <table:table-cell table:formula="of:=ABS(0.01*[.I10])+0.3" office:value-type="float" office:value="1.275" calcext:value-type="float">
            <text:p>1.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26.1" calcext:value-type="float">
            <text:p>126.1</text:p>
          </table:table-cell>
          <table:table-cell office:value-type="string" calcext:value-type="string">
            <text:p>I(24) U(13)</text:p>
          </table:table-cell>
          <table:table-cell office:value-type="float" office:value="0.9995" calcext:value-type="float">
            <text:p>0.9995</text:p>
          </table:table-cell>
          <table:table-cell office:value-type="float" office:value="125.518" calcext:value-type="float">
            <text:p>125.518</text:p>
          </table:table-cell>
          <table:table-cell table:formula="of:=ABS(0.01*[.B11])+0.3" office:value-type="float" office:value="1.561" calcext:value-type="float">
            <text:p>1.5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56.9" calcext:value-type="float">
            <text:p>156.9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402.807" calcext:value-type="float">
            <text:p>402.807</text:p>
          </table:table-cell>
          <table:table-cell table:formula="of:=ABS(0.01*[.I11])+0.3" office:value-type="float" office:value="1.869" calcext:value-type="float">
            <text:p>1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57.9" calcext:value-type="float">
            <text:p>157.9</text:p>
          </table:table-cell>
          <table:table-cell office:value-type="string" calcext:value-type="string">
            <text:p>I(24) U(13)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0.2" calcext:value-type="float">
            <text:p>150.2</text:p>
          </table:table-cell>
          <table:table-cell table:formula="of:=ABS(0.01*[.B12])+0.3" office:value-type="float" office:value="1.879" calcext:value-type="float">
            <text:p>1.8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515.12" calcext:value-type="float">
            <text:p>515.12</text:p>
          </table:table-cell>
          <table:table-cell table:formula="of:=ABS(0.01*[.I12])+0.3" office:value-type="float" office:value="2.371" calcext:value-type="float">
            <text:p>2.3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91.4" calcext:value-type="float">
            <text:p>191.4</text:p>
          </table:table-cell>
          <table:table-cell office:value-type="string" calcext:value-type="string">
            <text:p>I(24) U(13)</text:p>
          </table:table-cell>
          <table:table-cell office:value-type="float" office:value="0.9986" calcext:value-type="float">
            <text:p>0.9986</text:p>
          </table:table-cell>
          <table:table-cell office:value-type="float" office:value="178.196" calcext:value-type="float">
            <text:p>178.196</text:p>
          </table:table-cell>
          <table:table-cell table:formula="of:=ABS(0.01*[.B13])+0.3" office:value-type="float" office:value="2.214" calcext:value-type="float">
            <text:p>2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12.3" calcext:value-type="float">
            <text:p>612.3</text:p>
          </table:table-cell>
          <table:table-cell table:formula="of:=ABS(0.01*[.I13])+0.3" office:value-type="float" office:value="2.806" calcext:value-type="float">
            <text:p>2.8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string" calcext:value-type="string">
            <text:p>I(24) U(13)</text:p>
          </table:table-cell>
          <table:table-cell office:value-type="float" office:value="0.9977" calcext:value-type="float">
            <text:p>0.9977</text:p>
          </table:table-cell>
          <table:table-cell office:value-type="float" office:value="209.644" calcext:value-type="float">
            <text:p>209.644</text:p>
          </table:table-cell>
          <table:table-cell table:formula="of:=ABS(0.01*[.B14])+0.3" office:value-type="float" office:value="2.601" calcext:value-type="float">
            <text:p>2.6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96.97" calcext:value-type="float">
            <text:p>696.97</text:p>
          </table:table-cell>
          <table:table-cell table:formula="of:=ABS(0.01*[.I14])+0.3" office:value-type="float" office:value="3.187" calcext:value-type="float">
            <text:p>3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49.2" calcext:value-type="float">
            <text:p>249.2</text:p>
          </table:table-cell>
          <table:table-cell office:value-type="string" calcext:value-type="string">
            <text:p>I(24) U(13)</text:p>
          </table:table-cell>
          <table:table-cell office:value-type="float" office:value="0.9969" calcext:value-type="float">
            <text:p>0.9969</text:p>
          </table:table-cell>
          <table:table-cell office:value-type="float" office:value="225.253" calcext:value-type="float">
            <text:p>225.253</text:p>
          </table:table-cell>
          <table:table-cell table:formula="of:=ABS(0.01*[.B15])+0.3" office:value-type="float" office:value="2.792" calcext:value-type="float">
            <text:p>2.7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796.3" calcext:value-type="float">
            <text:p>796.3</text:p>
          </table:table-cell>
          <table:table-cell table:formula="of:=ABS(0.01*[.I15])+3" office:value-type="float" office:value="6.35" calcext:value-type="float">
            <text:p>6.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69.2" calcext:value-type="float">
            <text:p>269.2</text:p>
          </table:table-cell>
          <table:table-cell office:value-type="string" calcext:value-type="string">
            <text:p>I(24) U(13)</text:p>
          </table:table-cell>
          <table:table-cell office:value-type="float" office:value="0.9965" calcext:value-type="float">
            <text:p>0.9965</text:p>
          </table:table-cell>
          <table:table-cell office:value-type="float" office:value="241.534" calcext:value-type="float">
            <text:p>241.534</text:p>
          </table:table-cell>
          <table:table-cell table:formula="of:=ABS(0.01*[.B16])+0.3" office:value-type="float" office:value="2.992" calcext:value-type="float">
            <text:p>2.9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829.36" calcext:value-type="float">
            <text:p>829.36</text:p>
          </table:table-cell>
          <table:table-cell table:formula="of:=ABS(0.01*[.I16])+3" office:value-type="float" office:value="6.5" calcext:value-type="float">
            <text:p>6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90.2" calcext:value-type="float">
            <text:p>290.2</text:p>
          </table:table-cell>
          <table:table-cell office:value-type="string" calcext:value-type="string">
            <text:p>I(24) U(13)</text:p>
          </table:table-cell>
          <table:table-cell office:value-type="float" office:value="0.9959" calcext:value-type="float">
            <text:p>0.9959</text:p>
          </table:table-cell>
          <table:table-cell office:value-type="float" office:value="258.574" calcext:value-type="float">
            <text:p>258.574</text:p>
          </table:table-cell>
          <table:table-cell table:formula="of:=ABS(0.01*[.B17])+0.3" office:value-type="float" office:value="3.202" calcext:value-type="float">
            <text:p>3.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5.07" calcext:value-type="float">
            <text:p>-5.07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38.872" calcext:value-type="float">
            <text:p>38.872</text:p>
          </table:table-cell>
          <table:table-cell table:formula="of:=ABS(0.01*[.I17])+0.03" office:value-type="float" office:value="0.0807" calcext:value-type="float">
            <text:p>0.08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I(24) U(13)</text:p>
          </table:table-cell>
          <table:table-cell office:value-type="float" office:value="0.9948" calcext:value-type="float">
            <text:p>0.9948</text:p>
          </table:table-cell>
          <table:table-cell office:value-type="float" office:value="277.45" calcext:value-type="float">
            <text:p>277.45</text:p>
          </table:table-cell>
          <table:table-cell table:formula="of:=ABS(0.01*[.B18])+3" office:value-type="float" office:value="6.15" calcext:value-type="float">
            <text:p>6.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77.381" calcext:value-type="float">
            <text:p>-77.381</text:p>
          </table:table-cell>
          <table:table-cell table:formula="of:=ABS(0.01*[.I18])+0.3" office:value-type="float" office:value="0.861" calcext:value-type="float">
            <text:p>0.8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I(24) U(13)</text:p>
          </table:table-cell>
          <table:table-cell office:value-type="float" office:value="0.9951" calcext:value-type="float">
            <text:p>0.9951</text:p>
          </table:table-cell>
          <table:table-cell office:value-type="float" office:value="280.94" calcext:value-type="float">
            <text:p>280.94</text:p>
          </table:table-cell>
          <table:table-cell table:formula="of:=ABS(0.01*[.B19])+3" office:value-type="float" office:value="6.18" calcext:value-type="float">
            <text:p>6.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112.1" calcext:value-type="float">
            <text:p>-112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203.312" calcext:value-type="float">
            <text:p>-203.312</text:p>
          </table:table-cell>
          <table:table-cell table:formula="of:=ABS(0.01*[.I19])+0.3" office:value-type="float" office:value="1.421" calcext:value-type="float">
            <text:p>1.4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3.5" calcext:value-type="float">
            <text:p>-3.5</text:p>
          </table:table-cell>
          <table:table-cell office:value-type="string" calcext:value-type="string">
            <text:p>I(24) U(13)</text:p>
          </table:table-cell>
          <table:table-cell office:value-type="float" office:value="1.0016" calcext:value-type="float">
            <text:p>1.0016</text:p>
          </table:table-cell>
          <table:table-cell office:value-type="float" office:value="22.243" calcext:value-type="float">
            <text:p>22.243</text:p>
          </table:table-cell>
          <table:table-cell table:formula="of:=ABS(0.01*[.B20])+0.3" office:value-type="float" office:value="0.335" calcext:value-type="float">
            <text:p>0.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174.5" calcext:value-type="float">
            <text:p>-174.5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343.566" calcext:value-type="float">
            <text:p>-343.566</text:p>
          </table:table-cell>
          <table:table-cell table:formula="of:=ABS(0.01*[.I20])+0.3" office:value-type="float" office:value="2.045" calcext:value-type="float">
            <text:p>2.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38.6" calcext:value-type="float">
            <text:p>-38.6</text:p>
          </table:table-cell>
          <table:table-cell office:value-type="string" calcext:value-type="string">
            <text:p>I(24) U(13)</text:p>
          </table:table-cell>
          <table:table-cell office:value-type="float" office:value="1.0015" calcext:value-type="float">
            <text:p>1.0015</text:p>
          </table:table-cell>
          <table:table-cell office:value-type="float" office:value="-6.58" calcext:value-type="float">
            <text:p>-6.58</text:p>
          </table:table-cell>
          <table:table-cell table:formula="of:=ABS(0.01*[.B21])+0.3" office:value-type="float" office:value="0.686" calcext:value-type="float">
            <text:p>0.6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243.1" calcext:value-type="float">
            <text:p>-243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497.2" calcext:value-type="float">
            <text:p>-497.2</text:p>
          </table:table-cell>
          <table:table-cell table:formula="of:=ABS(0.01*[.I21])+0.3" office:value-type="float" office:value="2.731" calcext:value-type="float">
            <text:p>2.7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78.7" calcext:value-type="float">
            <text:p>-78.7</text:p>
          </table:table-cell>
          <table:table-cell office:value-type="string" calcext:value-type="string">
            <text:p>I(24) U(13)</text:p>
          </table:table-cell>
          <table:table-cell office:value-type="float" office:value="1.0009" calcext:value-type="float">
            <text:p>1.0009</text:p>
          </table:table-cell>
          <table:table-cell office:value-type="float" office:value="-39.82" calcext:value-type="float">
            <text:p>-39.82</text:p>
          </table:table-cell>
          <table:table-cell table:formula="of:=ABS(0.01*[.B22])+0.3" office:value-type="float" office:value="1.087" calcext:value-type="float">
            <text:p>1.0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279.8" calcext:value-type="float">
            <text:p>-279.8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578.36" calcext:value-type="float">
            <text:p>-578.36</text:p>
          </table:table-cell>
          <table:table-cell table:formula="of:=ABS(0.01*[.I22])+0.3" office:value-type="float" office:value="3.098" calcext:value-type="float">
            <text:p>3.0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08.7" calcext:value-type="float">
            <text:p>-108.7</text:p>
          </table:table-cell>
          <table:table-cell office:value-type="string" calcext:value-type="string">
            <text:p>I(24) U(13)</text:p>
          </table:table-cell>
          <table:table-cell office:value-type="float" office:value="1.0003" calcext:value-type="float">
            <text:p>1.0003</text:p>
          </table:table-cell>
          <table:table-cell office:value-type="float" office:value="-64.469" calcext:value-type="float">
            <text:p>-64.469</text:p>
          </table:table-cell>
          <table:table-cell table:formula="of:=ABS(0.01*[.B23])+0.3" office:value-type="float" office:value="1.387" calcext:value-type="float">
            <text:p>1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303" calcext:value-type="float">
            <text:p>-303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636.71" calcext:value-type="float">
            <text:p>-636.71</text:p>
          </table:table-cell>
          <table:table-cell table:formula="of:=ABS(0.01*[.I23])+3" office:value-type="float" office:value="6.03" calcext:value-type="float">
            <text:p>6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24.5" calcext:value-type="float">
            <text:p>-124.5</text:p>
          </table:table-cell>
          <table:table-cell office:value-type="string" calcext:value-type="string">
            <text:p>I(24) U(13)</text:p>
          </table:table-cell>
          <table:table-cell office:value-type="float" office:value="1.0006" calcext:value-type="float">
            <text:p>1.0006</text:p>
          </table:table-cell>
          <table:table-cell office:value-type="float" office:value="-77.439" calcext:value-type="float">
            <text:p>-77.439</text:p>
          </table:table-cell>
          <table:table-cell table:formula="of:=ABS(0.01*[.B24])+0.3" office:value-type="float" office:value="1.545" calcext:value-type="float">
            <text:p>1.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341" calcext:value-type="float">
            <text:p>-34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719.55" calcext:value-type="float">
            <text:p>719.55</text:p>
          </table:table-cell>
          <table:table-cell table:formula="of:=ABS(0.01*[.I24])+3" office:value-type="float" office:value="6.41" calcext:value-type="float">
            <text:p>6.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78.1" calcext:value-type="float">
            <text:p>-178.1</text:p>
          </table:table-cell>
          <table:table-cell office:value-type="string" calcext:value-type="string">
            <text:p>I(24) U(13)</text:p>
          </table:table-cell>
          <table:table-cell office:value-type="float" office:value="0.9991" calcext:value-type="float">
            <text:p>0.9991</text:p>
          </table:table-cell>
          <table:table-cell office:value-type="float" office:value="-121.288" calcext:value-type="float">
            <text:p>-121.288</text:p>
          </table:table-cell>
          <table:table-cell table:formula="of:=ABS(0.01*[.B25])+0.3" office:value-type="float" office:value="2.081" calcext:value-type="float">
            <text:p>2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3.6" calcext:value-type="float">
            <text:p>-213.6</text:p>
          </table:table-cell>
          <table:table-cell office:value-type="string" calcext:value-type="string">
            <text:p>I(24) U(13)</text:p>
          </table:table-cell>
          <table:table-cell office:value-type="float" office:value="0.9978" calcext:value-type="float">
            <text:p>0.9978</text:p>
          </table:table-cell>
          <table:table-cell office:value-type="float" office:value="-150.294" calcext:value-type="float">
            <text:p>-150.294</text:p>
          </table:table-cell>
          <table:table-cell table:formula="of:=ABS(0.01*[.B26])+0.3" office:value-type="float" office:value="2.436" calcext:value-type="float">
            <text:p>2.4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3.5" calcext:value-type="float">
            <text:p>-253.5</text:p>
          </table:table-cell>
          <table:table-cell office:value-type="string" calcext:value-type="string">
            <text:p>I(24) U(13)</text:p>
          </table:table-cell>
          <table:table-cell office:value-type="float" office:value="0.9966" calcext:value-type="float">
            <text:p>0.9966</text:p>
          </table:table-cell>
          <table:table-cell office:value-type="float" office:value="-182.707" calcext:value-type="float">
            <text:p>-182.707</text:p>
          </table:table-cell>
          <table:table-cell table:formula="of:=ABS(0.01*[.B27])+0.3" office:value-type="float" office:value="2.835" calcext:value-type="float">
            <text:p>2.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3.7" calcext:value-type="float">
            <text:p>-283.7</text:p>
          </table:table-cell>
          <table:table-cell office:value-type="string" calcext:value-type="string">
            <text:p>I(24) U(13)</text:p>
          </table:table-cell>
          <table:table-cell office:value-type="float" office:value="0.9953" calcext:value-type="float">
            <text:p>0.9953</text:p>
          </table:table-cell>
          <table:table-cell office:value-type="float" office:value="-207.214" calcext:value-type="float">
            <text:p>-207.214</text:p>
          </table:table-cell>
          <table:table-cell table:formula="of:=ABS(0.01*[.B28])+0.3" office:value-type="float" office:value="3.137" calcext:value-type="float">
            <text:p>3.1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3" calcext:value-type="float">
            <text:p>-303</text:p>
          </table:table-cell>
          <table:table-cell office:value-type="string" calcext:value-type="string">
            <text:p>I(24) U(13)</text:p>
          </table:table-cell>
          <table:table-cell office:value-type="float" office:value="0.9944" calcext:value-type="float">
            <text:p>0.9944</text:p>
          </table:table-cell>
          <table:table-cell office:value-type="float" office:value="-224.348" calcext:value-type="float">
            <text:p>-224.348</text:p>
          </table:table-cell>
          <table:table-cell table:formula="of:=ABS(0.01*[.B29])+3" office:value-type="float" office:value="6.03" calcext:value-type="float">
            <text:p>6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7" calcext:value-type="float">
            <text:p>-307</text:p>
          </table:table-cell>
          <table:table-cell office:value-type="string" calcext:value-type="string">
            <text:p>I(24) U(13)</text:p>
          </table:table-cell>
          <table:table-cell office:value-type="float" office:value="0.9942" calcext:value-type="float">
            <text:p>0.9942</text:p>
          </table:table-cell>
          <table:table-cell office:value-type="float" office:value="-227.621" calcext:value-type="float">
            <text:p>-227.621</text:p>
          </table:table-cell>
          <table:table-cell table:formula="of:=ABS(0.01*[.B30])+3" office:value-type="float" office:value="6.07" calcext:value-type="float">
            <text:p>6.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9985" calcext:value-type="float">
            <text:p>-0.9985</text:p>
          </table:table-cell>
          <table:table-cell office:value-type="float" office:value="-841.81" calcext:value-type="float">
            <text:p>-841.81</text:p>
          </table:table-cell>
          <table:table-cell table:formula="of:=ABS(0.01*[.I31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9073" calcext:value-type="float">
            <text:p>-0.9073</text:p>
          </table:table-cell>
          <table:table-cell office:value-type="float" office:value="-768.18" calcext:value-type="float">
            <text:p>-768.18</text:p>
          </table:table-cell>
          <table:table-cell table:formula="of:=ABS(0.01*[.I32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647.38" calcext:value-type="float">
            <text:p>-647.38</text:p>
          </table:table-cell>
          <table:table-cell table:formula="of:=ABS(0.01*[.I33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6639" calcext:value-type="float">
            <text:p>-0.6639</text:p>
          </table:table-cell>
          <table:table-cell office:value-type="float" office:value="-565.84" calcext:value-type="float">
            <text:p>-565.84</text:p>
          </table:table-cell>
          <table:table-cell table:formula="of:=ABS(0.01*[.I34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1.0128" calcext:value-type="float">
            <text:p>-1.0128</text:p>
          </table:table-cell>
          <table:table-cell office:value-type="float" office:value="-289.124" calcext:value-type="float">
            <text:p>-289.124</text:p>
          </table:table-cell>
          <table:table-cell table:formula="of:=ABS(0.01*[.B35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5044" calcext:value-type="float">
            <text:p>-0.5044</text:p>
          </table:table-cell>
          <table:table-cell office:value-type="float" office:value="-433.04" calcext:value-type="float">
            <text:p>-433.04</text:p>
          </table:table-cell>
          <table:table-cell table:formula="of:=ABS(0.01*[.I35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9342" calcext:value-type="float">
            <text:p>-0.9342</text:p>
          </table:table-cell>
          <table:table-cell office:value-type="float" office:value="-266.882" calcext:value-type="float">
            <text:p>-266.882</text:p>
          </table:table-cell>
          <table:table-cell table:formula="of:=ABS(0.01*[.B36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4068" calcext:value-type="float">
            <text:p>-0.4068</text:p>
          </table:table-cell>
          <table:table-cell office:value-type="float" office:value="-350.945" calcext:value-type="float">
            <text:p>-350.945</text:p>
          </table:table-cell>
          <table:table-cell table:formula="of:=ABS(0.01*[.I36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7647" calcext:value-type="float">
            <text:p>-0.7647</text:p>
          </table:table-cell>
          <table:table-cell office:value-type="float" office:value="-218.997" calcext:value-type="float">
            <text:p>-218.997</text:p>
          </table:table-cell>
          <table:table-cell table:formula="of:=ABS(0.01*[.B37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2522" calcext:value-type="float">
            <text:p>-0.2522</text:p>
          </table:table-cell>
          <table:table-cell office:value-type="float" office:value="-220.981" calcext:value-type="float">
            <text:p>-220.981</text:p>
          </table:table-cell>
          <table:table-cell table:formula="of:=ABS(0.01*[.I37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5658" calcext:value-type="float">
            <text:p>-0.5658</text:p>
          </table:table-cell>
          <table:table-cell office:value-type="float" office:value="-162.887" calcext:value-type="float">
            <text:p>-162.887</text:p>
          </table:table-cell>
          <table:table-cell table:formula="of:=ABS(0.01*[.B38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1088" calcext:value-type="float">
            <text:p>-0.1088</text:p>
          </table:table-cell>
          <table:table-cell office:value-type="float" office:value="-100.497" calcext:value-type="float">
            <text:p>-100.497</text:p>
          </table:table-cell>
          <table:table-cell table:formula="of:=ABS(0.01*[.I38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3871" calcext:value-type="float">
            <text:p>-0.3871</text:p>
          </table:table-cell>
          <table:table-cell office:value-type="float" office:value="-112.456" calcext:value-type="float">
            <text:p>-112.456</text:p>
          </table:table-cell>
          <table:table-cell table:formula="of:=ABS(0.01*[.B39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-51.492" calcext:value-type="float">
            <text:p>-51.492</text:p>
          </table:table-cell>
          <table:table-cell table:formula="of:=ABS(0.01*[.I39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-54.573" calcext:value-type="float">
            <text:p>-54.573</text:p>
          </table:table-cell>
          <table:table-cell table:formula="of:=ABS(0.01*[.B40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0714" calcext:value-type="float">
            <text:p>0.0714</text:p>
          </table:table-cell>
          <table:table-cell office:value-type="float" office:value="51.409" calcext:value-type="float">
            <text:p>51.409</text:p>
          </table:table-cell>
          <table:table-cell table:formula="of:=ABS(0.01*[.I40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14.256" calcext:value-type="float">
            <text:p>-14.256</text:p>
          </table:table-cell>
          <table:table-cell table:formula="of:=ABS(0.01*[.B41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1548" calcext:value-type="float">
            <text:p>0.1548</text:p>
          </table:table-cell>
          <table:table-cell office:value-type="float" office:value="121.655" calcext:value-type="float">
            <text:p>121.655</text:p>
          </table:table-cell>
          <table:table-cell table:formula="of:=ABS(0.01*[.I41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0591" calcext:value-type="float">
            <text:p>0.0591</text:p>
          </table:table-cell>
          <table:table-cell office:value-type="float" office:value="13.664" calcext:value-type="float">
            <text:p>13.664</text:p>
          </table:table-cell>
          <table:table-cell table:formula="of:=ABS(0.01*[.B42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2366" calcext:value-type="float">
            <text:p>0.2366</text:p>
          </table:table-cell>
          <table:table-cell office:value-type="float" office:value="190.188" calcext:value-type="float">
            <text:p>190.188</text:p>
          </table:table-cell>
          <table:table-cell table:formula="of:=ABS(0.01*[.I42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1697" calcext:value-type="float">
            <text:p>0.1697</text:p>
          </table:table-cell>
          <table:table-cell office:value-type="float" office:value="44.617" calcext:value-type="float">
            <text:p>44.617</text:p>
          </table:table-cell>
          <table:table-cell table:formula="of:=ABS(0.01*[.B43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3214" calcext:value-type="float">
            <text:p>0.3214</text:p>
          </table:table-cell>
          <table:table-cell office:value-type="float" office:value="261.307" calcext:value-type="float">
            <text:p>261.307</text:p>
          </table:table-cell>
          <table:table-cell table:formula="of:=ABS(0.01*[.I43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2886" calcext:value-type="float">
            <text:p>0.2886</text:p>
          </table:table-cell>
          <table:table-cell office:value-type="float" office:value="77.979" calcext:value-type="float">
            <text:p>77.979</text:p>
          </table:table-cell>
          <table:table-cell table:formula="of:=ABS(0.01*[.B44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4136" calcext:value-type="float">
            <text:p>0.4136</text:p>
          </table:table-cell>
          <table:table-cell office:value-type="float" office:value="338.742" calcext:value-type="float">
            <text:p>338.742</text:p>
          </table:table-cell>
          <table:table-cell table:formula="of:=ABS(0.01*[.I44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4027" calcext:value-type="float">
            <text:p>0.4027</text:p>
          </table:table-cell>
          <table:table-cell office:value-type="float" office:value="109.861" calcext:value-type="float">
            <text:p>109.861</text:p>
          </table:table-cell>
          <table:table-cell table:formula="of:=ABS(0.01*[.B45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5163" calcext:value-type="float">
            <text:p>0.5163</text:p>
          </table:table-cell>
          <table:table-cell office:value-type="float" office:value="424.472" calcext:value-type="float">
            <text:p>424.472</text:p>
          </table:table-cell>
          <table:table-cell table:formula="of:=ABS(0.01*[.I45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5089" calcext:value-type="float">
            <text:p>0.5089</text:p>
          </table:table-cell>
          <table:table-cell office:value-type="float" office:value="139.555" calcext:value-type="float">
            <text:p>139.555</text:p>
          </table:table-cell>
          <table:table-cell table:formula="of:=ABS(0.01*[.B46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6203" calcext:value-type="float">
            <text:p>0.6203</text:p>
          </table:table-cell>
          <table:table-cell office:value-type="float" office:value="511.21" calcext:value-type="float">
            <text:p>511.21</text:p>
          </table:table-cell>
          <table:table-cell table:formula="of:=ABS(0.01*[.I46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6083" calcext:value-type="float">
            <text:p>0.6083</text:p>
          </table:table-cell>
          <table:table-cell office:value-type="float" office:value="167.321" calcext:value-type="float">
            <text:p>167.321</text:p>
          </table:table-cell>
          <table:table-cell table:formula="of:=ABS(0.01*[.B47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7474" calcext:value-type="float">
            <text:p>0.7474</text:p>
          </table:table-cell>
          <table:table-cell office:value-type="float" office:value="615.67" calcext:value-type="float">
            <text:p>615.67</text:p>
          </table:table-cell>
          <table:table-cell table:formula="of:=ABS(0.01*[.I47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7266" calcext:value-type="float">
            <text:p>0.7266</text:p>
          </table:table-cell>
          <table:table-cell office:value-type="float" office:value="200.445" calcext:value-type="float">
            <text:p>200.445</text:p>
          </table:table-cell>
          <table:table-cell table:formula="of:=ABS(0.01*[.B48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8496" calcext:value-type="float">
            <text:p>0.8496</text:p>
          </table:table-cell>
          <table:table-cell office:value-type="float" office:value="701.27" calcext:value-type="float">
            <text:p>701.27</text:p>
          </table:table-cell>
          <table:table-cell table:formula="of:=ABS(0.01*[.I48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858" calcext:value-type="float">
            <text:p>0.858</text:p>
          </table:table-cell>
          <table:table-cell office:value-type="float" office:value="237.223" calcext:value-type="float">
            <text:p>237.223</text:p>
          </table:table-cell>
          <table:table-cell table:formula="of:=ABS(0.01*[.B49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9614" calcext:value-type="float">
            <text:p>0.9614</text:p>
          </table:table-cell>
          <table:table-cell office:value-type="float" office:value="790.62" calcext:value-type="float">
            <text:p>790.62</text:p>
          </table:table-cell>
          <table:table-cell table:formula="of:=ABS(0.01*[.I49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1.003" calcext:value-type="float">
            <text:p>1.003</text:p>
          </table:table-cell>
          <table:table-cell office:value-type="float" office:value="277.511" calcext:value-type="float">
            <text:p>277.511</text:p>
          </table:table-cell>
          <table:table-cell table:formula="of:=ABS(0.01*[.B50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1.0059" calcext:value-type="float">
            <text:p>1.0059</text:p>
          </table:table-cell>
          <table:table-cell office:value-type="float" office:value="826.7" calcext:value-type="float">
            <text:p>826.7</text:p>
          </table:table-cell>
          <table:table-cell table:formula="of:=ABS(0.01*[.I50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Sheet2" table:style-name="ta1">
        <table:table-column table:style-name="co2" table:number-columns-repeated="30" table:default-cell-style-name="Default"/>
        <table:table-row table:style-name="ro1">
          <table:table-cell/>
          <table:table-cell office:value-type="string" calcext:value-type="string">
            <text:p>Montage 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string" calcext:value-type="string">
            <text:p>valeurs dans tableau 2 (verifié)</text:p>
          </table:table-cell>
          <table:table-cell table:number-columns-repeated="4"/>
          <table:table-cell office:value-type="string" calcext:value-type="string">
            <text:p>Cu</text:p>
          </table:table-cell>
          <table:table-cell table:number-columns-repeated="5"/>
          <table:table-cell office:value-type="string" calcext:value-type="string">
            <text:p>Bi</text:p>
          </table:table-cell>
          <table:table-cell office:value-type="string" calcext:value-type="string">
            <text:p>3mm</text:p>
          </table:table-cell>
          <table:table-cell table:number-columns-repeated="4"/>
          <table:table-cell office:value-type="string" calcext:value-type="string">
            <text:p>In2O3</text:p>
          </table:table-cell>
          <table:table-cell table:number-columns-repeated="5"/>
          <table:table-cell office:value-type="string" calcext:value-type="string">
            <text:p>Bi</text:p>
          </table:table-cell>
          <table:table-cell office:value-type="string" calcext:value-type="string">
            <text:p>0.8µ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.9718" calcext:value-type="float">
            <text:p>1.97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.9888" calcext:value-type="float">
            <text:p>1.98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.9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62" calcext:value-type="float">
            <text:p>-362</text:p>
          </table:table-cell>
          <table:table-cell office:value-type="float" office:value="1.97" calcext:value-type="float">
            <text:p>1.97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  <table:table-cell office:value-type="float" office:value="-374" calcext:value-type="float">
            <text:p>-374</text:p>
          </table:table-cell>
          <table:table-cell/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-361" calcext:value-type="float">
            <text:p>-361</text:p>
          </table:table-cell>
          <table:table-cell/>
          <table:table-cell office:value-type="float" office:value="-0.077" calcext:value-type="float">
            <text:p>-0.077</text:p>
          </table:table-cell>
          <table:table-cell table:number-columns-repeated="3"/>
          <table:table-cell office:value-type="float" office:value="-378" calcext:value-type="float">
            <text:p>-378</text:p>
          </table:table-cell>
          <table:table-cell/>
          <table:table-cell office:value-type="float" office:value="-1.006" calcext:value-type="float">
            <text:p>-1.006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2" calcext:value-type="float">
            <text:p>-312</text:p>
          </table:table-cell>
          <table:table-cell office:value-type="float" office:value="1.96" calcext:value-type="float">
            <text:p>1.96</text:p>
          </table:table-cell>
          <table:table-cell office:value-type="float" office:value="-0.031" calcext:value-type="float">
            <text:p>-0.031</text:p>
          </table:table-cell>
          <table:table-cell table:number-columns-repeated="3"/>
          <table:table-cell office:value-type="float" office:value="-302" calcext:value-type="float">
            <text:p>-302</text:p>
          </table:table-cell>
          <table:table-cell/>
          <table:table-cell office:value-type="float" office:value="-0.013" calcext:value-type="float">
            <text:p>-0.013</text:p>
          </table:table-cell>
          <table:table-cell table:number-columns-repeated="3"/>
          <table:table-cell office:value-type="float" office:value="-251" calcext:value-type="float">
            <text:p>-251</text:p>
          </table:table-cell>
          <table:table-cell/>
          <table:table-cell office:value-type="float" office:value="-0.058" calcext:value-type="float">
            <text:p>-0.058</text:p>
          </table:table-cell>
          <table:table-cell table:number-columns-repeated="3"/>
          <table:table-cell office:value-type="float" office:value="-286.8" calcext:value-type="float">
            <text:p>-286.8</text:p>
          </table:table-cell>
          <table:table-cell/>
          <table:table-cell office:value-type="float" office:value="-1.015" calcext:value-type="float">
            <text:p>-1.01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4.9" calcext:value-type="float">
            <text:p>-244.9</text:p>
          </table:table-cell>
          <table:table-cell/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-229.2" calcext:value-type="float">
            <text:p>-229.2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192" calcext:value-type="float">
            <text:p>-192</text:p>
          </table:table-cell>
          <table:table-cell/>
          <table:table-cell office:value-type="float" office:value="-0.048" calcext:value-type="float">
            <text:p>-0.048</text:p>
          </table:table-cell>
          <table:table-cell table:number-columns-repeated="3"/>
          <table:table-cell office:value-type="float" office:value="-222" calcext:value-type="float">
            <text:p>-222</text:p>
          </table:table-cell>
          <table:table-cell/>
          <table:table-cell office:value-type="float" office:value="-0.958" calcext:value-type="float">
            <text:p>-0.95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8.9" calcext:value-type="float">
            <text:p>-198.9</text:p>
          </table:table-cell>
          <table:table-cell/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-185.5" calcext:value-type="float">
            <text:p>-185.5</text:p>
          </table:table-cell>
          <table:table-cell/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-125" calcext:value-type="float">
            <text:p>-125</text:p>
          </table:table-cell>
          <table:table-cell/>
          <table:table-cell office:value-type="float" office:value="-0.033" calcext:value-type="float">
            <text:p>-0.033</text:p>
          </table:table-cell>
          <table:table-cell table:number-columns-repeated="3"/>
          <table:table-cell office:value-type="float" office:value="-127.8" calcext:value-type="float">
            <text:p>-127.8</text:p>
          </table:table-cell>
          <table:table-cell/>
          <table:table-cell office:value-type="float" office:value="-0.827" calcext:value-type="float">
            <text:p>-0.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0.2" calcext:value-type="float">
            <text:p>-120.2</text:p>
          </table:table-cell>
          <table:table-cell/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-126.2" calcext:value-type="float">
            <text:p>-126.2</text:p>
          </table:table-cell>
          <table:table-cell/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-79.2" calcext:value-type="float">
            <text:p>-79.2</text:p>
          </table:table-cell>
          <table:table-cell/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-93.6" calcext:value-type="float">
            <text:p>-93.6</text:p>
          </table:table-cell>
          <table:table-cell/>
          <table:table-cell office:value-type="float" office:value="-0.852" calcext:value-type="float">
            <text:p>-0.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0.6" calcext:value-type="float">
            <text:p>-80.6</text:p>
          </table:table-cell>
          <table:table-cell/>
          <table:table-cell office:value-type="float" office:value="-0.013" calcext:value-type="float">
            <text:p>-0.013</text:p>
          </table:table-cell>
          <table:table-cell table:number-columns-repeated="3"/>
          <table:table-cell office:value-type="float" office:value="-90" calcext:value-type="float">
            <text:p>-90</text:p>
          </table:table-cell>
          <table:table-cell/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/>
          <table:table-cell office:value-type="float" office:value="-0.006" calcext:value-type="float">
            <text:p>-0.006</text:p>
          </table:table-cell>
          <table:table-cell table:number-columns-repeated="3"/>
          <table:table-cell office:value-type="float" office:value="-26.36" calcext:value-type="float">
            <text:p>-26.36</text:p>
          </table:table-cell>
          <table:table-cell/>
          <table:table-cell office:value-type="float" office:value="-0.821" calcext:value-type="float">
            <text:p>-0.8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2.7" calcext:value-type="float">
            <text:p>-42.7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38.2" calcext:value-type="float">
            <text:p>-38.2</text:p>
          </table:table-cell>
          <table:table-cell/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12.93" calcext:value-type="float">
            <text:p>-12.93</text:p>
          </table:table-cell>
          <table:table-cell/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-13.14" calcext:value-type="float">
            <text:p>-13.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/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35.3" calcext:value-type="float">
            <text:p>35.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96.9" calcext:value-type="float">
            <text:p>96.9</text:p>
          </table:table-cell>
          <table:table-cell/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string" calcext:value-type="string">
            <text:p>Comportement très étrange remarqué pour In2O3 et Bi (0.8µm) confirmé par l’assistant, nous ignorons ces mesur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123.3" calcext:value-type="float">
            <text:p>123.3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0.052" calcext:value-type="float">
            <text:p>0.0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.8" calcext:value-type="float">
            <text:p>185.8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169.1" calcext:value-type="float">
            <text:p>169.1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/>
          <table:table-cell office:value-type="float" office:value="0.063" calcext:value-type="float">
            <text:p>0.0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.3" calcext:value-type="float">
            <text:p>218.3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231.4" calcext:value-type="float">
            <text:p>231.4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3.3" calcext:value-type="float">
            <text:p>283.3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268.4" calcext:value-type="float">
            <text:p>268.4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/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/>
          <table:table-cell office:value-type="float" office:value="0.017" calcext:value-type="float">
            <text:p>0.0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sure 2</text:p>
          </table:table-cell>
          <table:table-cell table:number-columns-repeated="5"/>
          <table:table-cell office:value-type="string" calcext:value-type="string">
            <text:p>Mesure 2</text:p>
          </table:table-cell>
          <table:table-cell table:number-columns-repeated="5"/>
          <table:table-cell office:value-type="string" calcext:value-type="string">
            <text:p>Mesure 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046916" calcext:value-type="float">
            <text:p>0.046916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8907" calcext:value-type="float">
            <text:p>-2.8907</text:p>
          </table:table-cell>
          <table:table-cell office:value-type="float" office:value="-0.051" calcext:value-type="float">
            <text:p>-0.051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2.8827" calcext:value-type="float">
            <text:p>-2.8827</text:p>
          </table:table-cell>
          <table:table-cell office:value-type="float" office:value="-0.151" calcext:value-type="float">
            <text:p>-0.1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20826" calcext:value-type="float">
            <text:p>0.20826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499" calcext:value-type="float">
            <text:p>-2.499</text:p>
          </table:table-cell>
          <table:table-cell office:value-type="float" office:value="-0.045" calcext:value-type="float">
            <text:p>-0.0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2.4" calcext:value-type="float">
            <text:p>-2.4</text:p>
          </table:table-cell>
          <table:table-cell office:value-type="float" office:value="-0.125" calcext:value-type="float">
            <text:p>-0.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39243" calcext:value-type="float">
            <text:p>0.3924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338" calcext:value-type="float">
            <text:p>-2.338</text:p>
          </table:table-cell>
          <table:table-cell office:value-type="float" office:value="-0.042" calcext:value-type="float">
            <text:p>-0.04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1.789" calcext:value-type="float">
            <text:p>-1.789</text:p>
          </table:table-cell>
          <table:table-cell office:value-type="float" office:value="-0.096" calcext:value-type="float">
            <text:p>-0.0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035" calcext:value-type="float">
            <text:p>-0.03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1.42" calcext:value-type="float">
            <text:p>-1.42</text:p>
          </table:table-cell>
          <table:table-cell office:value-type="float" office:value="-0.078" calcext:value-type="float">
            <text:p>-0.0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851" calcext:value-type="float">
            <text:p>-0.851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487" calcext:value-type="float">
            <text:p>1.487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8" calcext:value-type="float">
            <text:p>-0.8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35" calcext:value-type="float">
            <text:p>-0.0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969" calcext:value-type="float">
            <text:p>1.969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015" calcext:value-type="float">
            <text:p>-0.01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021" calcext:value-type="float">
            <text:p>-0.0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166" calcext:value-type="float">
            <text:p>2.166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552" calcext:value-type="float">
            <text:p>2.552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917" calcext:value-type="float">
            <text:p>2.917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0767" calcext:value-type="float">
            <text:p>0.0767</text:p>
          </table:table-cell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04" calcext:value-type="float">
            <text:p>-0.0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2.907" calcext:value-type="float">
            <text:p>-2.907</text:p>
          </table:table-cell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268" calcext:value-type="float">
            <text:p>0.268</text:p>
          </table:table-cell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2.344" calcext:value-type="float">
            <text:p>-2.344</text:p>
          </table:table-cell>
          <table:table-cell office:value-type="float" office:value="-0.021" calcext:value-type="float">
            <text:p>-0.02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1.972" calcext:value-type="float">
            <text:p>-1.972</text:p>
          </table:table-cell>
          <table:table-cell office:value-type="float" office:value="-0.017" calcext:value-type="float">
            <text:p>-0.017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1.417" calcext:value-type="float">
            <text:p>1.417</text:p>
          </table:table-cell>
          <table:table-cell office:value-type="float" office:value="0.059" calcext:value-type="float">
            <text:p>0.0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1.283" calcext:value-type="float">
            <text:p>-1.283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453" calcext:value-type="float">
            <text:p>1.453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1.993" calcext:value-type="float">
            <text:p>1.993</text:p>
          </table:table-cell>
          <table:table-cell office:value-type="float" office:value="0.087" calcext:value-type="float">
            <text:p>0.0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954" calcext:value-type="float">
            <text:p>-0.954</text:p>
          </table:table-cell>
          <table:table-cell office:value-type="float" office:value="-0.006" calcext:value-type="float">
            <text:p>-0.00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903" calcext:value-type="float">
            <text:p>1.903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.363" calcext:value-type="float">
            <text:p>2.363</text:p>
          </table:table-cell>
          <table:table-cell office:value-type="float" office:value="0.103" calcext:value-type="float">
            <text:p>0.1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329" calcext:value-type="float">
            <text:p>-0.3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2.467" calcext:value-type="float">
            <text:p>2.467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.911" calcext:value-type="float">
            <text:p>2.911</text:p>
          </table:table-cell>
          <table:table-cell office:value-type="float" office:value="0.132" calcext:value-type="float">
            <text:p>0.1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2.912" calcext:value-type="float">
            <text:p>2.912</text:p>
          </table:table-cell>
          <table:table-cell office:value-type="float" office:value="0.033" calcext:value-type="float">
            <text:p>0.033</text:p>
          </table:table-cell>
          <table:table-cell table:number-columns-repeated="20"/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I_b [A]</text:p>
          </table:table-cell>
          <table:table-cell office:value-type="string" calcext:value-type="string">
            <text:p>B [mT]</text:p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5.34" calcext:value-type="float">
            <text:p>5.3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208.3" calcext:value-type="float">
            <text:p>208.3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-0.48" calcext:value-type="float">
            <text:p>-0.48</text:p>
          </table:table-cell>
          <table:table-cell office:value-type="float" office:value="-49.6" calcext:value-type="float">
            <text:p>-49.6</text:p>
          </table:table-cell>
        </table:table-row>
        <table:table-row table:style-name="ro1">
          <table:table-cell/>
          <table:table-cell office:value-type="float" office:value="-1.25" calcext:value-type="float">
            <text:p>-1.25</text:p>
          </table:table-cell>
          <table:table-cell office:value-type="float" office:value="-132.7" calcext:value-type="float">
            <text:p>-132.7</text:p>
          </table:table-cell>
        </table:table-row>
        <table:table-row table:style-name="ro1">
          <table:table-cell/>
          <table:table-cell office:value-type="float" office:value="-1.87" calcext:value-type="float">
            <text:p>-1.87</text:p>
          </table:table-cell>
          <table:table-cell office:value-type="float" office:value="-190.8" calcext:value-type="float">
            <text:p>-190.8</text:p>
          </table:table-cell>
        </table:table-row>
        <table:table-row table:style-name="ro1">
          <table:table-cell/>
          <table:table-cell office:value-type="float" office:value="-2.33" calcext:value-type="float">
            <text:p>-2.33</text:p>
          </table:table-cell>
          <table:table-cell office:value-type="float" office:value="-229.9" calcext:value-type="float">
            <text:p>-229.9</text:p>
          </table:table-cell>
        </table:table-row>
        <table:table-row table:style-name="ro1">
          <table:table-cell/>
          <table:table-cell office:value-type="float" office:value="-3.23" calcext:value-type="float">
            <text:p>-3.23</text:p>
          </table:table-cell>
          <table:table-cell office:value-type="float" office:value="-294.6" calcext:value-type="float">
            <text:p>-294.6</text:p>
          </table:table-cell>
        </table:table-row>
        <table:table-row table:style-name="ro1">
          <table:table-cell/>
          <table:table-cell office:value-type="float" office:value="-3.91" calcext:value-type="float">
            <text:p>-3.91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4.46" calcext:value-type="float">
            <text:p>-4.4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5.2" calcext:value-type="float">
            <text:p>-5.2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/>
          <table:table-cell office:value-type="float" office:value="-5.97" calcext:value-type="float">
            <text:p>-5.97</text:p>
          </table:table-cell>
          <table:table-cell office:value-type="float" office:value="-369" calcext:value-type="float">
            <text:p>-369</text:p>
          </table:table-cell>
        </table:table-row>
        <table:table-row table:style-name="ro1">
          <table:table-cell/>
          <table:table-cell office:value-type="float" office:value="-5.2" calcext:value-type="float">
            <text:p>-5.2</text:p>
          </table:table-cell>
          <table:table-cell office:value-type="float" office:value="-355" calcext:value-type="float">
            <text:p>-355</text:p>
          </table:table-cell>
        </table:table-row>
        <table:table-row table:style-name="ro1">
          <table:table-cell/>
          <table:table-cell office:value-type="float" office:value="-4.3" calcext:value-type="float">
            <text:p>-4.3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3.36" calcext:value-type="float">
            <text:p>-3.36</text:p>
          </table:table-cell>
          <table:table-cell office:value-type="float" office:value="-307" calcext:value-type="float">
            <text:p>-307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259.3" calcext:value-type="float">
            <text:p>-259.3</text:p>
          </table:table-cell>
        </table:table-row>
        <table:table-row table:style-name="ro1">
          <table:table-cell/>
          <table:table-cell office:value-type="float" office:value="-1.55" calcext:value-type="float">
            <text:p>-1.55</text:p>
          </table:table-cell>
          <table:table-cell office:value-type="float" office:value="-174.2" calcext:value-type="float">
            <text:p>-174.2</text:p>
          </table:table-cell>
        </table:table-row>
        <table:table-row table:style-name="ro1">
          <table:table-cell/>
          <table:table-cell office:value-type="float" office:value="-0.72" calcext:value-type="float">
            <text:p>-0.72</text:p>
          </table:table-cell>
          <table:table-cell office:value-type="float" office:value="-91.2" calcext:value-type="float">
            <text:p>-91.2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-13.73" calcext:value-type="float">
            <text:p>-13.73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office:value-type="float" office:value="158.7" calcext:value-type="float">
            <text:p>158.7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5.98" calcext:value-type="float">
            <text:p>5.98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8:24:42.073636481</meta:creation-date>
    <dc:date>2023-10-29T20:31:50.273434009</dc:date>
    <meta:editing-duration>PT4H35M29S</meta:editing-duration>
    <meta:editing-cycles>6</meta:editing-cycles>
    <meta:generator>LibreOffice/7.4.7.2$Linux_X86_64 LibreOffice_project/40$Build-2</meta:generator>
    <meta:document-statistic meta:table-count="3" meta:cell-count="1008" meta:object-count="0"/>
  </office:meta>
</office:document-meta>
</file>